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07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4102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4752in"/>
    </style:style>
    <style:style style:name="co12" style:family="table-column">
      <style:table-column-properties fo:break-before="auto" style:column-width="0.8071in"/>
    </style:style>
    <style:style style:name="co13" style:family="table-column">
      <style:table-column-properties fo:break-before="auto" style:column-width="0.911in"/>
    </style:style>
    <style:style style:name="co14" style:family="table-column">
      <style:table-column-properties fo:break-before="auto" style:column-width="6.1681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1717in"/>
    </style:style>
    <style:style style:name="co17" style:family="table-column">
      <style:table-column-properties fo:break-before="auto" style:column-width="1.3008in"/>
    </style:style>
    <style:style style:name="co18" style:family="table-column">
      <style:table-column-properties fo:break-before="auto" style:column-width="1.2681in"/>
    </style:style>
    <style:style style:name="co19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OC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IPs</text:p>
          </table:table-cell>
          <table:table-cell office:value-type="string" calcext:value-type="string">
            <text:p>Sprintf</text:p>
          </table:table-cell>
          <table:table-cell office:value-type="string" calcext:value-type="string">
            <text:p>Real pips</text:p>
          </table:table-cell>
          <table:table-cell office:value-type="string" calcext:value-type="string">
            <text:p>Paths</text:p>
          </table:table-cell>
          <table:table-cell office:value-type="string" calcext:value-type="string">
            <text:p>Paths vuln</text:p>
          </table:table-cell>
          <table:table-cell office:value-type="string" calcext:value-type="string">
            <text:p>Paths timeout</text:p>
          </table:table-cell>
          <table:table-cell office:value-type="string" calcext:value-type="string">
            <text:p>XSS</text:p>
          </table:table-cell>
          <table:table-cell office:value-type="string" calcext:value-type="string">
            <text:p>XSS (real)</text:p>
          </table:table-cell>
          <table:table-cell office:value-type="string" calcext:value-type="string">
            <text:p>SQLi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Unserializ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ECIFICS</text:p>
          </table:table-cell>
          <table:table-cell table:number-columns-repeated="2"/>
          <table:table-cell office:value-type="string" calcext:value-type="string">
            <text:p>Projects</text:p>
          </table:table-cell>
          <table:table-cell table:formula="of:=COUNTIF([.A2:.A500]; &quot;&lt;&gt;&quot;)" office:value-type="float" office:value="307" calcext:value-type="float">
            <text:p>307</text:p>
          </table:table-cell>
          <table:table-cell table:number-columns-repeated="3"/>
          <table:table-cell office:value-type="string" calcext:value-type="string">
            <text:p>Sourc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di-1_sqli-labs.result</text:p>
          </table:table-cell>
          <table:table-cell office:value-type="float" office:value="6791" calcext:value-type="float">
            <text:p>6791</text:p>
          </table:table-cell>
          <table:table-cell office:value-type="string" calcext:value-type="string">
            <text:p>00:05:14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D2]-[.E2]" office:value-type="float" office:value="101" calcext:value-type="float">
            <text:p>101</text:p>
          </table:table-cell>
          <table:table-cell office:value-type="float" office:value="193" calcext:value-type="float">
            <text:p>19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J2]-[.E2]"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]-SUM([.K2:.N2])" office:value-type="float" office:value="0" calcext:value-type="float">
            <text:p>0</text:p>
          </table:table-cell>
          <table:table-cell office:value-type="string" calcext:value-type="string">
            <text:p><text:s text:c="2"/>(sqli) list_call:mysql_query_0:79, <text:s/>(xss) echo_func:22,</text:p>
          </table:table-cell>
          <table:table-cell table:number-columns-repeated="2"/>
          <table:table-cell office:value-type="string" calcext:value-type="string">
            <text:p>Pip projects</text:p>
          </table:table-cell>
          <table:table-cell table:formula="of:=COUNTIF([.F2:.F500]; &quot;&gt;0&quot;)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inks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ources</text:p>
          </table:table-cell>
          <table:table-cell office:value-type="string" calcext:value-type="string">
            <text:p>Sanitization</text:p>
          </table:table-cell>
          <table:table-cell office:value-type="string" calcext:value-type="string">
            <text:p>Passthrough</text:p>
          </table:table-cell>
          <table:table-cell office:value-type="string" calcext:value-type="string">
            <text:p>Sinks</text:p>
          </table:table-cell>
        </table:table-row>
        <table:table-row table:style-name="ro1">
          <table:table-cell office:value-type="string" calcext:value-type="string">
            <text:p>erikdubbelboer_phpRedisAdmin.result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05:11:0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]-[.E3]"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table:formula="of:=[.J3]-[.E3]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3]-SUM([.K3:.N3])" office:value-type="float" office:value="0" calcext:value-type="float">
            <text:p>0</text:p>
          </table:table-cell>
          <table:table-cell office:value-type="string" calcext:value-type="string">
            <text:p><text:s text:c="2"/>(xss) exit:3, <text:s/>(xss) echo_func:25,</text:p>
          </table:table-cell>
          <table:table-cell table:number-columns-repeated="2"/>
          <table:table-cell office:value-type="string" calcext:value-type="string">
            <text:p>Pips</text:p>
          </table:table-cell>
          <table:table-cell table:formula="of:=SUM([.F2:.F500])" office:value-type="float" office:value="323" calcext:value-type="float">
            <text:p>323</text:p>
          </table:table-cell>
          <table:table-cell table:number-columns-repeated="3"/>
          <table:table-cell office:value-type="string" calcext:value-type="string">
            <text:p>Sinks (XSS)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ana_adminer.result</text:p>
          </table:table-cell>
          <table:table-cell office:value-type="float" office:value="25845" calcext:value-type="float">
            <text:p>25845</text:p>
          </table:table-cell>
          <table:table-cell office:value-type="string" calcext:value-type="string">
            <text:p>11:32:2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D4]-[.E4]" office:value-type="float" office:value="27" calcext:value-type="float">
            <text:p>27</text:p>
          </table:table-cell>
          <table:table-cell office:value-type="float" office:value="426" calcext:value-type="float">
            <text:p>426</text:p>
          </table:table-cell>
          <table:table-cell office:value-type="float" office:value="28" calcext:value-type="float">
            <text:p>28</text:p>
          </table:table-cell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table:formula="of:=[.J4]-[.E4]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]-SUM([.K4:.N4])" office:value-type="float" office:value="0" calcext:value-type="float">
            <text:p>0</text:p>
          </table:table-cell>
          <table:table-cell office:value-type="string" calcext:value-type="string">
            <text:p><text:s text:c="2"/>(sqli) list_method:query_0:10, <text:s/>(sqli) list_method:multi_query_0:1, <text:s/>(xss) echo_func:16,</text:p>
          </table:table-cell>
          <table:table-cell table:number-columns-repeated="2"/>
          <table:table-cell office:value-type="string" calcext:value-type="string">
            <text:p>XSS</text:p>
          </table:table-cell>
          <table:table-cell table:formula="of:=SUM([.K2:.K500])" office:value-type="float" office:value="221" calcext:value-type="float">
            <text:p>221</text:p>
          </table:table-cell>
          <table:table-cell table:number-columns-repeated="3"/>
          <table:table-cell office:value-type="string" calcext:value-type="string">
            <text:p>Sinks (SQLi)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X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yx0814_dzzoffice.result</text:p>
          </table:table-cell>
          <table:table-cell office:value-type="float" office:value="126462" calcext:value-type="float">
            <text:p>126462</text:p>
          </table:table-cell>
          <table:table-cell office:value-type="string" calcext:value-type="string">
            <text:p>03:21:2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D5]-[.E5]"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J5]-[.E5]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5]-SUM([.K5:.N5])" office:value-type="float" office:value="0" calcext:value-type="float">
            <text:p>0</text:p>
          </table:table-cell>
          <table:table-cell office:value-type="string" calcext:value-type="string">
            <text:p><text:s text:c="2"/>(xss) print_func:1, <text:s/>(xss) sprintf:9, <text:s/>(unserialize) unserialize:3, <text:s/>(xss) exit:15, <text:s/>(xss) echo_func:6,</text:p>
          </table:table-cell>
          <table:table-cell table:number-columns-repeated="2"/>
          <table:table-cell office:value-type="string" calcext:value-type="string">
            <text:p>SQLi</text:p>
          </table:table-cell>
          <table:table-cell table:formula="of:=SUM([.L2:.L500])"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Sinks (eval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Q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pi-project_glpi.result</text:p>
          </table:table-cell>
          <table:table-cell office:value-type="float" office:value="272043" calcext:value-type="float">
            <text:p>272043</text:p>
          </table:table-cell>
          <table:table-cell office:value-type="string" calcext:value-type="string">
            <text:p>00:33:42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formula="of:=[.D6]-[.E6]" office:value-type="float" office:value="18" calcext:value-type="float">
            <text:p>1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J6]-[.E6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6]-SUM([.K6:.N6])" office:value-type="float" office:value="0" calcext:value-type="float">
            <text:p>0</text:p>
          </table:table-cell>
          <table:table-cell office:value-type="string" calcext:value-type="string">
            <text:p><text:s text:c="2"/>(xss) sprintf:52, <text:s/>(xss) printf_func:2, <text:s/>(xss) exit:1, <text:s/>(xss) echo_func:15,</text:p>
          </table:table-cell>
          <table:table-cell table:number-columns-repeated="2"/>
          <table:table-cell office:value-type="string" calcext:value-type="string">
            <text:p>Eval</text:p>
          </table:table-cell>
          <table:table-cell table:formula="of:=SUM([.M2:.M500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inks (unserialize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3kr_Cloudflare-CNAME-Setup.result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00:03:3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D7]-[.E7]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J7]-[.E7]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7]-SUM([.K7:.N7])" office:value-type="float" office:value="0" calcext:value-type="float">
            <text:p>0</text:p>
          </table:table-cell>
          <table:table-cell office:value-type="string" calcext:value-type="string">
            <text:p><text:s text:c="2"/>(xss) exit:4, <text:s/>(xss) echo_func:11,</text:p>
          </table:table-cell>
          <table:table-cell table:number-columns-repeated="2"/>
          <table:table-cell office:value-type="string" calcext:value-type="string">
            <text:p>Unserialize</text:p>
          </table:table-cell>
          <table:table-cell table:formula="of:=SUM([.N2:.N500]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anitizati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unserial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zzdb-project_fuzzdb.result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00:10:1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D8]-[.E8]"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J8]-[.E8]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8]-SUM([.K8:.N8])" office:value-type="float" office:value="0" calcext:value-type="float">
            <text:p>0</text:p>
          </table:table-cell>
          <table:table-cell office:value-type="string" calcext:value-type="string">
            <text:p><text:s text:c="2"/>(xss) print_func:1, <text:s/>(xss) echo_func:13,</text:p>
          </table:table-cell>
          <table:table-cell table:number-columns-repeated="2"/>
          <table:table-cell office:value-type="string" calcext:value-type="string">
            <text:p>CheckSum(Pips)</text:p>
          </table:table-cell>
          <table:table-cell table:formula="of:=SUM([.T4:.T7])" office:value-type="float" office:value="323" calcext:value-type="float">
            <text:p>323</text:p>
          </table:table-cell>
          <table:table-cell table:number-columns-repeated="3"/>
          <table:table-cell office:value-type="string" calcext:value-type="string">
            <text:p>Passthrough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llz_raspap-webgui.resul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00:05:0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D9]-[.E9]" office:value-type="float" office:value="14" calcext:value-type="float">
            <text:p>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J9]-[.E9]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9]-SUM([.K9:.N9])" office:value-type="float" office:value="0" calcext:value-type="float">
            <text:p>0</text:p>
          </table:table-cell>
          <table:table-cell office:value-type="string" calcext:value-type="string">
            <text:p><text:s text:c="2"/>(xss) echo_func:14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ordPress_WordPress.result</text:p>
          </table:table-cell>
          <table:table-cell office:value-type="float" office:value="256598" calcext:value-type="float">
            <text:p>256598</text:p>
          </table:table-cell>
          <table:table-cell office:value-type="string" calcext:value-type="string">
            <text:p>02:14:3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[.D10]-[.E10]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J10]-[.E10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10]-SUM([.K10:.N10])" office:value-type="float" office:value="0" calcext:value-type="float">
            <text:p>0</text:p>
          </table:table-cell>
          <table:table-cell office:value-type="string" calcext:value-type="string">
            <text:p>  (xss) <text:span text:style-name="T1">sprintf:16</text:span>,  (xss) printf_func:1,  (xss) echo_func:12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huifengshaonianhanlu_pikachu.result</text:p>
          </table:table-cell>
          <table:table-cell office:value-type="float" office:value="6934" calcext:value-type="float">
            <text:p>6934</text:p>
          </table:table-cell>
          <table:table-cell office:value-type="string" calcext:value-type="string">
            <text:p>00:05:3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11]-[.E11]"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1]-[.E11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1]-SUM([.K11:.N11])" office:value-type="float" office:value="0" calcext:value-type="float">
            <text:p>0</text:p>
          </table:table-cell>
          <table:table-cell office:value-type="string" calcext:value-type="string">
            <text:p><text:s text:c="2"/>(sqli) list_call:mysqli_query_1:7, <text:s/>(eval) sink_eval:1, <text:s/>(xss) echo_func:1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quizlabs_PHP_CodeSniffer.result</text:p>
          </table:table-cell>
          <table:table-cell office:value-type="float" office:value="58554" calcext:value-type="float">
            <text:p>58554</text:p>
          </table:table-cell>
          <table:table-cell office:value-type="string" calcext:value-type="string">
            <text:p>00:01: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2]-[.E12]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J12]-[.E12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12]-SUM([.K12:.N12])" office:value-type="float" office:value="0" calcext:value-type="float">
            <text:p>0</text:p>
          </table:table-cell>
          <table:table-cell office:value-type="string" calcext:value-type="string">
            <text:p><text:s text:c="2"/>(xss) echo_func:8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pache_ampache.result</text:p>
          </table:table-cell>
          <table:table-cell office:value-type="float" office:value="130993" calcext:value-type="float">
            <text:p>130993</text:p>
          </table:table-cell>
          <table:table-cell office:value-type="string" calcext:value-type="string">
            <text:p>02:00: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3]-[.E13]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J13]-[.E13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13]-SUM([.K13:.N13])" office:value-type="float" office:value="0" calcext:value-type="float">
            <text:p>0</text:p>
          </table:table-cell>
          <table:table-cell office:value-type="string" calcext:value-type="string">
            <text:p><text:s text:c="2"/>(xss) echo_func:8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prose_hprose-php.result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07:17:3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]-[.E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14]-[.E1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14]-SUM([.K14:.N14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nielmiessler_SecLists.result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07:17:3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15]-[.E15]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J15]-[.E15]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15]-SUM([.K15:.N15])" office:value-type="float" office:value="0" calcext:value-type="float">
            <text:p>0</text:p>
          </table:table-cell>
          <table:table-cell office:value-type="string" calcext:value-type="string">
            <text:p><text:s text:c="2"/>(xss) echo_func:7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HPOffice_PHPExcel.result</text:p>
          </table:table-cell>
          <table:table-cell office:value-type="float" office:value="69553" calcext:value-type="float">
            <text:p>69553</text:p>
          </table:table-cell>
          <table:table-cell office:value-type="string" calcext:value-type="string">
            <text:p>00:20:1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6]-[.E16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J16]-[.E16]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16]-SUM([.K16:.N16])" office:value-type="float" office:value="0" calcext:value-type="float">
            <text:p>0</text:p>
          </table:table-cell>
          <table:table-cell office:value-type="string" calcext:value-type="string">
            <text:p><text:s text:c="2"/>(xss) echo_func:6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eshRSS_FreshRSS.result</text:p>
          </table:table-cell>
          <table:table-cell office:value-type="float" office:value="60527" calcext:value-type="float">
            <text:p>60527</text:p>
          </table:table-cell>
          <table:table-cell office:value-type="string" calcext:value-type="string">
            <text:p>03:23:5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17]-[.E17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J17]-[.E17]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17]-SUM([.K17:.N17])" office:value-type="float" office:value="0" calcext:value-type="float">
            <text:p>0</text:p>
          </table:table-cell>
          <table:table-cell office:value-type="string" calcext:value-type="string">
            <text:p><text:s text:c="2"/>(xss) exit:3, <text:s/>(xss) echo_func:2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alcaddle_KodExplorer.result</text:p>
          </table:table-cell>
          <table:table-cell office:value-type="float" office:value="58356" calcext:value-type="float">
            <text:p>58356</text:p>
          </table:table-cell>
          <table:table-cell office:value-type="string" calcext:value-type="string">
            <text:p>01:33:3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8]-[.E18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18]-[.E18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18]-SUM([.K18:.N18])" office:value-type="float" office:value="0" calcext:value-type="float">
            <text:p>0</text:p>
          </table:table-cell>
          <table:table-cell office:value-type="string" calcext:value-type="string">
            <text:p><text:s text:c="2"/>(xss) echo_func:4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oncms_emoncms.result</text:p>
          </table:table-cell>
          <table:table-cell office:value-type="float" office:value="21952" calcext:value-type="float">
            <text:p>21952</text:p>
          </table:table-cell>
          <table:table-cell office:value-type="string" calcext:value-type="string">
            <text:p>00:47:3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9]-[.E19]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19]-[.E1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19]-SUM([.K19:.N19])" office:value-type="float" office:value="0" calcext:value-type="float">
            <text:p>0</text:p>
          </table:table-cell>
          <table:table-cell office:value-type="string" calcext:value-type="string">
            <text:p><text:s text:c="2"/>(sqli) list_method:query_0:1, <text:s/>(xss) echo_func:3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ircote_swagger-php.result</text:p>
          </table:table-cell>
          <table:table-cell office:value-type="float" office:value="6880" calcext:value-type="float">
            <text:p>6880</text:p>
          </table:table-cell>
          <table:table-cell office:value-type="string" calcext:value-type="string">
            <text:p>00:02: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]-[.E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20]-[.E2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20]-SUM([.K20:.N20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jects</text:p>
          </table:table-cell>
          <table:table-cell office:value-type="string" calcext:value-type="string">
            <text:p>PIP projects</text:p>
          </table:table-cell>
          <table:table-cell office:value-type="string" calcext:value-type="string">
            <text:p>PI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echo_typecho.result</text:p>
          </table:table-cell>
          <table:table-cell office:value-type="float" office:value="23518" calcext:value-type="float">
            <text:p>23518</text:p>
          </table:table-cell>
          <table:table-cell office:value-type="string" calcext:value-type="string">
            <text:p>06:23:2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21]-[.E2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21]-[.E21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21]-SUM([.K21:.N21])" office:value-type="float" office:value="0" calcext:value-type="float">
            <text:p>0</text:p>
          </table:table-cell>
          <table:table-cell office:value-type="string" calcext:value-type="string">
            <text:p><text:s text:c="2"/>(xss) echo_func:3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HPOffice_PhpSpreadsheet.result</text:p>
          </table:table-cell>
          <table:table-cell office:value-type="float" office:value="106113" calcext:value-type="float">
            <text:p>106113</text:p>
          </table:table-cell>
          <table:table-cell office:value-type="string" calcext:value-type="string">
            <text:p>00:17:5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22]-[.E2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22]-[.E22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22]-SUM([.K22:.N22])" office:value-type="float" office:value="0" calcext:value-type="float">
            <text:p>0</text:p>
          </table:table-cell>
          <table:table-cell office:value-type="string" calcext:value-type="string">
            <text:p><text:s text:c="2"/>(xss) echo_func:3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atwebsite_Laravel-Excel.result</text:p>
          </table:table-cell>
          <table:table-cell office:value-type="float" office:value="10166" calcext:value-type="float">
            <text:p>10166</text:p>
          </table:table-cell>
          <table:table-cell office:value-type="string" calcext:value-type="string">
            <text:p>00:17: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]-[.E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23]-[.E2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23]-SUM([.K23:.N23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zyang_htmlpurifier.result</text:p>
          </table:table-cell>
          <table:table-cell office:value-type="float" office:value="33976" calcext:value-type="float">
            <text:p>33976</text:p>
          </table:table-cell>
          <table:table-cell office:value-type="string" calcext:value-type="string">
            <text:p>00:02:5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24]-[.E2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24]-[.E24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24]-SUM([.K24:.N24])" office:value-type="float" office:value="0" calcext:value-type="float">
            <text:p>0</text:p>
          </table:table-cell>
          <table:table-cell office:value-type="string" calcext:value-type="string">
            <text:p><text:s text:c="2"/>(xss) echo_func:3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2a_question2answer.result</text:p>
          </table:table-cell>
          <table:table-cell office:value-type="float" office:value="39906" calcext:value-type="float">
            <text:p>39906</text:p>
          </table:table-cell>
          <table:table-cell office:value-type="string" calcext:value-type="string">
            <text:p>04:17: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5]-[.E25]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J25]-[.E2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25]-SUM([.K25:.N25])" office:value-type="float" office:value="0" calcext:value-type="float">
            <text:p>0</text:p>
          </table:table-cell>
          <table:table-cell office:value-type="string" calcext:value-type="string">
            <text:p><text:s text:c="2"/>(xss) sprintf:2, <text:s/>(xss) echo_func:2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sotalk_esoTalk.result</text:p>
          </table:table-cell>
          <table:table-cell office:value-type="float" office:value="16137" calcext:value-type="float">
            <text:p>16137</text:p>
          </table:table-cell>
          <table:table-cell office:value-type="string" calcext:value-type="string">
            <text:p>04:56: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6]-[.E26]"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26]-[.E26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26]-SUM([.K26:.N26])" office:value-type="float" office:value="0" calcext:value-type="float">
            <text:p>0</text:p>
          </table:table-cell>
          <table:table-cell office:value-type="string" calcext:value-type="string">
            <text:p><text:s text:c="2"/>(xss) sprintf:1, <text:s/>(xss) echo_func:2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rbanghita_Mobile-Detect.result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00:00:3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27]-[.E27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27]-[.E27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27]-SUM([.K27:.N27])" office:value-type="float" office:value="0" calcext:value-type="float">
            <text:p>0</text:p>
          </table:table-cell>
          <table:table-cell office:value-type="string" calcext:value-type="string">
            <text:p><text:s text:c="2"/>(xss) echo_func:2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ightman_scws.result</text:p>
          </table:table-cell>
          <table:table-cell office:value-type="float" office:value="6688" calcext:value-type="float">
            <text:p>6688</text:p>
          </table:table-cell>
          <table:table-cell office:value-type="string" calcext:value-type="string">
            <text:p>00:05:5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8]-[.E28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8]-[.E28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28]-SUM([.K28:.N28])" office:value-type="float" office:value="0" calcext:value-type="float">
            <text:p>0</text:p>
          </table:table-cell>
          <table:table-cell office:value-type="string" calcext:value-type="string">
            <text:p><text:s text:c="2"/>(xss) printf_func:1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yecatchup_SEOstats.result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00:00: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9]-[.E2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9]-[.E2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29]-SUM([.K29:.N29])" office:value-type="float" office:value="0" calcext:value-type="float">
            <text:p>0</text:p>
          </table:table-cell>
          <table:table-cell office:value-type="string" calcext:value-type="string">
            <text:p><text:s text:c="2"/>(xss) print_func:1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undcube_roundcubemail.result</text:p>
          </table:table-cell>
          <table:table-cell office:value-type="float" office:value="67422" calcext:value-type="float">
            <text:p>67422</text:p>
          </table:table-cell>
          <table:table-cell office:value-type="string" calcext:value-type="string">
            <text:p>04:44:3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0]-[.E30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J30]-[.E3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30]-SUM([.K30:.N30])" office:value-type="float" office:value="0" calcext:value-type="float">
            <text:p>0</text:p>
          </table:table-cell>
          <table:table-cell office:value-type="string" calcext:value-type="string">
            <text:p><text:s text:c="2"/>(xss) sprintf:4,</text:p>
          </table:table-cell>
          <table:table-cell table:number-columns-repeated="4"/>
          <table:table-cell office:value-type="string" calcext:value-type="string">
            <text:p>SQLi</text:p>
          </table:table-cell>
          <table:table-cell office:value-type="string" calcext:value-type="string">
            <text:p>XSS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SCA</text:p>
          </table:table-cell>
          <table:table-cell office:value-type="string" calcext:value-type="string">
            <text:p>Backdoor/dynamic</text:p>
          </table:table-cell>
          <table:table-cell office:value-type="string" calcext:value-type="string">
            <text:p>Insuff S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auth_hybridauth.result</text:p>
          </table:table-cell>
          <table:table-cell office:value-type="float" office:value="6213" calcext:value-type="float">
            <text:p>6213</text:p>
          </table:table-cell>
          <table:table-cell office:value-type="string" calcext:value-type="string">
            <text:p>00:01:0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31]-[.E31]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31]-[.E3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31]-SUM([.K31:.N31])" office:value-type="float" office:value="0" calcext:value-type="float">
            <text:p>0</text:p>
          </table:table-cell>
          <table:table-cell office:value-type="string" calcext:value-type="string">
            <text:p><text:s text:c="2"/>(xss) sprintf:2,</text:p>
          </table:table-cell>
          <table:table-cell table:number-columns-repeated="3"/>
          <table:table-cell office:value-type="string" calcext:value-type="string">
            <text:p>phpB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PMailer_PHPMailer.result</text:p>
          </table:table-cell>
          <table:table-cell office:value-type="float" office:value="7022" calcext:value-type="float">
            <text:p>7022</text:p>
          </table:table-cell>
          <table:table-cell office:value-type="string" calcext:value-type="string">
            <text:p>00:01:3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-[.E32]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2]-[.E3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32]-SUM([.K32:.N32])" office:value-type="float" office:value="0" calcext:value-type="float">
            <text:p>0</text:p>
          </table:table-cell>
          <table:table-cell office:value-type="string" calcext:value-type="string">
            <text:p><text:s text:c="2"/>(xss) sprintf:1,</text:p>
          </table:table-cell>
          <table:table-cell table:number-columns-repeated="3"/>
          <table:table-cell office:value-type="string" calcext:value-type="string">
            <text:p>emoncm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omo-org_matomo.result</text:p>
          </table:table-cell>
          <table:table-cell office:value-type="float" office:value="255946" calcext:value-type="float">
            <text:p>255946</text:p>
          </table:table-cell>
          <table:table-cell office:value-type="string" calcext:value-type="string">
            <text:p>00:04: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3]-[.E33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3]-[.E3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33]-SUM([.K33:.N33])" office:value-type="float" office:value="0" calcext:value-type="float">
            <text:p>0</text:p>
          </table:table-cell>
          <table:table-cell office:value-type="string" calcext:value-type="string">
            <text:p><text:s text:c="2"/>(xss) sprintf:1,</text:p>
          </table:table-cell>
          <table:table-cell table:number-columns-repeated="3"/>
          <table:table-cell office:value-type="string" calcext:value-type="string">
            <text:p>phpRedisAd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ei112g_payment.result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00:01:2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4]-[.E34]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4]-[.E3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34]-SUM([.K34:.N34])" office:value-type="float" office:value="0" calcext:value-type="float">
            <text:p>0</text:p>
          </table:table-cell>
          <table:table-cell office:value-type="string" calcext:value-type="string">
            <text:p><text:s text:c="2"/>(xss) sprintf:1,</text:p>
          </table:table-cell>
          <table:table-cell table:number-columns-repeated="3"/>
          <table:table-cell office:value-type="string" calcext:value-type="string">
            <text:p>Admi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ujingli_ThinkAdmin.result</text:p>
          </table:table-cell>
          <table:table-cell office:value-type="float" office:value="53912" calcext:value-type="float">
            <text:p>53912</text:p>
          </table:table-cell>
          <table:table-cell office:value-type="string" calcext:value-type="string">
            <text:p>00:04: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5]-[.E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35]-[.E3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35]-SUM([.K35:.N35])" office:value-type="float" office:value="0" calcext:value-type="float">
            <text:p>0</text:p>
          </table:table-cell>
          <table:table-cell table:number-columns-repeated="5"/>
          <table:table-cell table:formula="of:=SUM([.U31:.U34])" office:value-type="float" office:value="4" calcext:value-type="float">
            <text:p>4</text:p>
          </table:table-cell>
          <table:table-cell table:formula="of:=SUM([.V31:.V34])" office:value-type="float" office:value="3" calcext:value-type="float">
            <text:p>3</text:p>
          </table:table-cell>
          <table:table-cell table:formula="of:=SUM([.W31:.W34])" office:value-type="float" office:value="1" calcext:value-type="float">
            <text:p>1</text:p>
          </table:table-cell>
          <table:table-cell table:formula="of:=SUM([.X31:.X34])" office:value-type="float" office:value="2" calcext:value-type="float">
            <text:p>2</text:p>
          </table:table-cell>
          <table:table-cell table:formula="of:=SUM([.Y31:.Y34])" office:value-type="float" office:value="2" calcext:value-type="float">
            <text:p>2</text:p>
          </table:table-cell>
          <table:table-cell table:formula="of:=SUM([.Z31:.Z34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neMinder_zoneminder.result</text:p>
          </table:table-cell>
          <table:table-cell office:value-type="float" office:value="208372" calcext:value-type="float">
            <text:p>208372</text:p>
          </table:table-cell>
          <table:table-cell office:value-type="string" calcext:value-type="string">
            <text:p>00:00: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6]-[.E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36]-[.E3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36]-SUM([.K36:.N36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izaco_entrust.result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00:00: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7]-[.E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37]-[.E3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37]-SUM([.K37:.N37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izaco_confide.result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00:00: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8]-[.E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38]-[.E3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38]-SUM([.K38:.N38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hanghuanchong_icon-workshop.result</text:p>
          </table:table-cell>
          <table:table-cell office:value-type="float" office:value="9885" calcext:value-type="float">
            <text:p>9885</text:p>
          </table:table-cell>
          <table:table-cell office:value-type="string" calcext:value-type="string">
            <text:p>00:00: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9]-[.E3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39]-[.E3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39]-SUM([.K39:.N39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endframework_ZendSkeletonApplication.result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0:00: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0]-[.E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40]-[.E4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40]-SUM([.K40:.N40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endframework_zend-eventmanager.result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00:00: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1]-[.E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41]-[.E4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41]-SUM([.K41:.N41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endframework_zend-diactoros.result</text:p>
          </table:table-cell>
          <table:table-cell office:value-type="float" office:value="7833" calcext:value-type="float">
            <text:p>7833</text:p>
          </table:table-cell>
          <table:table-cell office:value-type="string" calcext:value-type="string">
            <text:p>00:01: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2]-[.E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42]-[.E4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42]-SUM([.K42:.N42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endframework_zend-code.result</text:p>
          </table:table-cell>
          <table:table-cell office:value-type="float" office:value="16863" calcext:value-type="float">
            <text:p>16863</text:p>
          </table:table-cell>
          <table:table-cell office:value-type="string" calcext:value-type="string">
            <text:p>00:00: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3]-[.E4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43]-[.E4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43]-SUM([.K43:.N43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-song_laravel-admin.result</text:p>
          </table:table-cell>
          <table:table-cell office:value-type="float" office:value="25191" calcext:value-type="float">
            <text:p>25191</text:p>
          </table:table-cell>
          <table:table-cell office:value-type="string" calcext:value-type="string">
            <text:p>00:01: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4]-[.E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44]-[.E4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tr4nge_FruityWifi.result</text:p>
          </table:table-cell>
          <table:table-cell office:value-type="float" office:value="18112" calcext:value-type="float">
            <text:p>18112</text:p>
          </table:table-cell>
          <table:table-cell office:value-type="string" calcext:value-type="string">
            <text:p>00:24: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5]-[.E4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45]-[.E4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ethron_migrations-generator.result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0:00: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6]-[.E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46]-[.E4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p-cli_wp-cli.result</text:p>
          </table:table-cell>
          <table:table-cell office:value-type="float" office:value="9841" calcext:value-type="float">
            <text:p>9841</text:p>
          </table:table-cell>
          <table:table-cell office:value-type="string" calcext:value-type="string">
            <text:p>00:07: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7]-[.E4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47]-[.E4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P-API_WP-API.result</text:p>
          </table:table-cell>
          <table:table-cell office:value-type="float" office:value="14340" calcext:value-type="float">
            <text:p>14340</text:p>
          </table:table-cell>
          <table:table-cell office:value-type="string" calcext:value-type="string">
            <text:p>00:02: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8]-[.E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48]-[.E4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ocommerce_woocommerce.result</text:p>
          </table:table-cell>
          <table:table-cell office:value-type="float" office:value="163742" calcext:value-type="float">
            <text:p>163742</text:p>
          </table:table-cell>
          <table:table-cell office:value-type="string" calcext:value-type="string">
            <text:p>03:40: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9]-[.E4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49]-[.E4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bonyx_graphql-php.result</text:p>
          </table:table-cell>
          <table:table-cell office:value-type="float" office:value="60115" calcext:value-type="float">
            <text:p>60115</text:p>
          </table:table-cell>
          <table:table-cell office:value-type="string" calcext:value-type="string">
            <text:p>00:00: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0]-[.E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50]-[.E5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bmozart_assert.result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00:00: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1]-[.E5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51]-[.E5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abag_wallabag.result</text:p>
          </table:table-cell>
          <table:table-cell office:value-type="float" office:value="24839" calcext:value-type="float">
            <text:p>24839</text:p>
          </table:table-cell>
          <table:table-cell office:value-type="string" calcext:value-type="string">
            <text:p>00:02: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2]-[.E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52]-[.E5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kor_Workerman.result</text:p>
          </table:table-cell>
          <table:table-cell office:value-type="float" office:value="5452" calcext:value-type="float">
            <text:p>5452</text:p>
          </table:table-cell>
          <table:table-cell office:value-type="string" calcext:value-type="string">
            <text:p>00:00: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3]-[.E5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53]-[.E5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yuldashev_laravel-queue-rabbitmq.result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00:00: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4]-[.E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54]-[.E5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uedo_vuedo.result</text:p>
          </table:table-cell>
          <table:table-cell office:value-type="float" office:value="5797" calcext:value-type="float">
            <text:p>5797</text:p>
          </table:table-cell>
          <table:table-cell office:value-type="string" calcext:value-type="string">
            <text:p>00:00: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5]-[.E5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trois_kratos.result</text:p>
          </table:table-cell>
          <table:table-cell office:value-type="float" office:value="9126" calcext:value-type="float">
            <text:p>9126</text:p>
          </table:table-cell>
          <table:table-cell office:value-type="string" calcext:value-type="string">
            <text:p>00:19: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6]-[.E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oten-co_voten.result</text:p>
          </table:table-cell>
          <table:table-cell office:value-type="float" office:value="15207" calcext:value-type="float">
            <text:p>15207</text:p>
          </table:table-cell>
          <table:table-cell office:value-type="string" calcext:value-type="string">
            <text:p>00:00: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7]-[.E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lucas_valitron.result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00:00: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8]-[.E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lucas_phpdotenv.result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00:00: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9]-[.E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nkla_laravel-hashids.resul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0:00: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0]-[.E6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nkla_hashids.result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00:00: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1]-[.E6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meo_psalm.result</text:p>
          </table:table-cell>
          <table:table-cell office:value-type="float" office:value="183397" calcext:value-type="float">
            <text:p>183397</text:p>
          </table:table-cell>
          <table:table-cell office:value-type="string" calcext:value-type="string">
            <text:p>00:02: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2]-[.E6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sionpress_versionpress.result</text:p>
          </table:table-cell>
          <table:table-cell office:value-type="float" office:value="26634" calcext:value-type="float">
            <text:p>26634</text:p>
          </table:table-cell>
          <table:table-cell office:value-type="string" calcext:value-type="string">
            <text:p>00:03: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3]-[.E6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balExpressions_PHPVerbalExpressions.result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00:00: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4]-[.E6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ntureCraft_revisionable.result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00:00: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5]-[.E6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nilla_vanilla.result</text:p>
          </table:table-cell>
          <table:table-cell office:value-type="float" office:value="162358" calcext:value-type="float">
            <text:p>162358</text:p>
          </table:table-cell>
          <table:table-cell office:value-type="string" calcext:value-type="string">
            <text:p>00:13: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6]-[.E6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erfrosting_UserFrosting.result</text:p>
          </table:table-cell>
          <table:table-cell office:value-type="float" office:value="29930" calcext:value-type="float">
            <text:p>29930</text:p>
          </table:table-cell>
          <table:table-cell office:value-type="string" calcext:value-type="string">
            <text:p>00:03: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7]-[.E6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iSharp_laravel-filemanager.result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00:00: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8]-[.E6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icodeveloper_laravel-hackathon-starter.result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00:00: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9]-[.E6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ymondesigns_jwt-auth.result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00:00: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0]-[.E7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wigphp_Twig.result</text:p>
          </table:table-cell>
          <table:table-cell office:value-type="float" office:value="17132" calcext:value-type="float">
            <text:p>17132</text:p>
          </table:table-cell>
          <table:table-cell office:value-type="string" calcext:value-type="string">
            <text:p>00:01: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1]-[.E7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p-think_think.resul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0:00: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2]-[.E7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phpleague_flysystem.result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00:00: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3]-[.E7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-control-group_voyager.result</text:p>
          </table:table-cell>
          <table:table-cell office:value-type="float" office:value="29160" calcext:value-type="float">
            <text:p>29160</text:p>
          </table:table-cell>
          <table:table-cell office:value-type="string" calcext:value-type="string">
            <text:p>00:00: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4]-[.E7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mfony_var-dumper.result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00:00: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5]-[.E7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mfony_thanks.resul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0:00: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6]-[.E7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mfony_symfony.result</text:p>
          </table:table-cell>
          <table:table-cell office:value-type="float" office:value="407413" calcext:value-type="float">
            <text:p>407413</text:p>
          </table:table-cell>
          <table:table-cell office:value-type="string" calcext:value-type="string">
            <text:p>00:00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7]-[.E7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mfony_routing.result</text:p>
          </table:table-cell>
          <table:table-cell office:value-type="float" office:value="13911" calcext:value-type="float">
            <text:p>13911</text:p>
          </table:table-cell>
          <table:table-cell office:value-type="string" calcext:value-type="string">
            <text:p>00:01: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8]-[.E7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mfony_process.result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00:00: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9]-[.E7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mfony_polyfill-mbstring.result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00:00: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0]-[.E8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mfony_http-kernel.result</text:p>
          </table:table-cell>
          <table:table-cell office:value-type="float" office:value="17654" calcext:value-type="float">
            <text:p>17654</text:p>
          </table:table-cell>
          <table:table-cell office:value-type="string" calcext:value-type="string">
            <text:p>00:02:0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1]-[.E8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mfony_http-foundation.result</text:p>
          </table:table-cell>
          <table:table-cell office:value-type="float" office:value="14834" calcext:value-type="float">
            <text:p>14834</text:p>
          </table:table-cell>
          <table:table-cell office:value-type="string" calcext:value-type="string">
            <text:p>00:01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2]-[.E8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mfony_finder.result</text:p>
          </table:table-cell>
          <table:table-cell office:value-type="float" office:value="3792" calcext:value-type="float">
            <text:p>3792</text:p>
          </table:table-cell>
          <table:table-cell office:value-type="string" calcext:value-type="string">
            <text:p>00:01: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3]-[.E8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mfony_event-dispatcher.result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00:00: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4]-[.E8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mfony_debug.result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00:00: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5]-[.E8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mfony_css-selector.result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00:00: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6]-[.E8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mfony_console.result</text:p>
          </table:table-cell>
          <table:table-cell office:value-type="float" office:value="18093" calcext:value-type="float">
            <text:p>18093</text:p>
          </table:table-cell>
          <table:table-cell office:value-type="string" calcext:value-type="string">
            <text:p>00:01: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7]-[.E8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iftmailer_swiftmailer.result</text:p>
          </table:table-cell>
          <table:table-cell office:value-type="float" office:value="27425" calcext:value-type="float">
            <text:p>27425</text:p>
          </table:table-cell>
          <table:table-cell office:value-type="string" calcext:value-type="string">
            <text:p>00:02: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8]-[.E8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atie_laravel-permission.result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00:00: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9]-[.E8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imphp_Slim.result</text:p>
          </table:table-cell>
          <table:table-cell office:value-type="float" office:value="10205" calcext:value-type="float">
            <text:p>10205</text:p>
          </table:table-cell>
          <table:table-cell office:value-type="string" calcext:value-type="string">
            <text:p>00:00: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0]-[.E9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daek_monolog.result</text:p>
          </table:table-cell>
          <table:table-cell office:value-type="float" office:value="14598" calcext:value-type="float">
            <text:p>14598</text:p>
          </table:table-cell>
          <table:table-cell office:value-type="string" calcext:value-type="string">
            <text:p>00:01: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1]-[.E9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bastianbergmann_phpunit.result</text:p>
          </table:table-cell>
          <table:table-cell office:value-type="float" office:value="182440" calcext:value-type="float">
            <text:p>182440</text:p>
          </table:table-cell>
          <table:table-cell office:value-type="string" calcext:value-type="string">
            <text:p>00:01: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2]-[.E9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bastianbergmann_php-token-stream.result</text:p>
          </table:table-cell>
          <table:table-cell office:value-type="float" office:value="118820" calcext:value-type="float">
            <text:p>118820</text:p>
          </table:table-cell>
          <table:table-cell office:value-type="string" calcext:value-type="string">
            <text:p>00:01: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3]-[.E9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bastianbergmann_php-timer.result</text:p>
          </table:table-cell>
          <table:table-cell office:value-type="float" office:value="116736" calcext:value-type="float">
            <text:p>116736</text:p>
          </table:table-cell>
          <table:table-cell office:value-type="string" calcext:value-type="string">
            <text:p>00:00: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4]-[.E9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bastianbergmann_php-text-template.result</text:p>
          </table:table-cell>
          <table:table-cell office:value-type="float" office:value="116585" calcext:value-type="float">
            <text:p>116585</text:p>
          </table:table-cell>
          <table:table-cell office:value-type="string" calcext:value-type="string">
            <text:p>00:00: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5]-[.E9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bastianbergmann_php-file-iterator.result</text:p>
          </table:table-cell>
          <table:table-cell office:value-type="float" office:value="116706" calcext:value-type="float">
            <text:p>116706</text:p>
          </table:table-cell>
          <table:table-cell office:value-type="string" calcext:value-type="string">
            <text:p>00:00: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6]-[.E9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bastianbergmann_php-code-coverage.result</text:p>
          </table:table-cell>
          <table:table-cell office:value-type="float" office:value="126767" calcext:value-type="float">
            <text:p>126767</text:p>
          </table:table-cell>
          <table:table-cell office:value-type="string" calcext:value-type="string">
            <text:p>00:00: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7]-[.E9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bastianbergmann_diff.result</text:p>
          </table:table-cell>
          <table:table-cell office:value-type="float" office:value="120619" calcext:value-type="float">
            <text:p>120619</text:p>
          </table:table-cell>
          <table:table-cell office:value-type="string" calcext:value-type="string">
            <text:p>00:00: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8]-[.E9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uflin_Elastica.result</text:p>
          </table:table-cell>
          <table:table-cell office:value-type="float" office:value="27829" calcext:value-type="float">
            <text:p>27829</text:p>
          </table:table-cell>
          <table:table-cell office:value-type="string" calcext:value-type="string">
            <text:p>00:00: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9]-[.E9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udloff_alltube.result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00:00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0]-[.E10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tconner_laravel-tagging.result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00:00: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1]-[.E10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SS-Bridge_rss-bridge.result</text:p>
          </table:table-cell>
          <table:table-cell office:value-type="float" office:value="44840" calcext:value-type="float">
            <text:p>44840</text:p>
          </table:table-cell>
          <table:table-cell office:value-type="string" calcext:value-type="string">
            <text:p>00:02: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2]-[.E10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ots_sage.resul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0:00: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3]-[.E10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ots_bedrock.resu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0:00: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4]-[.E10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manbican_roles.result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00:00: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5]-[.E10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cketeers_rocketeer.result</text:p>
          </table:table-cell>
          <table:table-cell office:value-type="float" office:value="14947" calcext:value-type="float">
            <text:p>14947</text:p>
          </table:table-cell>
          <table:table-cell office:value-type="string" calcext:value-type="string">
            <text:p>00:02: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6]-[.E10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mccue_Requests.result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00:00: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7]-[.E10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lerdorf_php7dev.result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00:00: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8]-[.E10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lerdorf_opcache-status.result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00:00: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9]-[.E10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invex_countries.result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00:00: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0]-[.E1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pect_Validation.result</text:p>
          </table:table-cell>
          <table:table-cell office:value-type="float" office:value="16740" calcext:value-type="float">
            <text:p>16740</text:p>
          </table:table-cell>
          <table:table-cell office:value-type="string" calcext:value-type="string">
            <text:p>00:00: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1]-[.E1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natomarinho_laravel-page-speed.result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00: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2]-[.E1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duxframework_redux-framework.result</text:p>
          </table:table-cell>
          <table:table-cell office:value-type="float" office:value="18227" calcext:value-type="float">
            <text:p>18227</text:p>
          </table:table-cell>
          <table:table-cell office:value-type="string" calcext:value-type="string">
            <text:p>01:44: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3]-[.E1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torphp_rector.result</text:p>
          </table:table-cell>
          <table:table-cell office:value-type="float" office:value="185966" calcext:value-type="float">
            <text:p>185966</text:p>
          </table:table-cell>
          <table:table-cell office:value-type="string" calcext:value-type="string">
            <text:p>00:02: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4]-[.E1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bing_graphql-laravel.result</text:p>
          </table:table-cell>
          <table:table-cell office:value-type="float" office:value="15351" calcext:value-type="float">
            <text:p>15351</text:p>
          </table:table-cell>
          <table:table-cell office:value-type="string" calcext:value-type="string">
            <text:p>00:00: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5]-[.E1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actphp_reactphp.res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:00: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6]-[.E1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actphp_promise.result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00:00: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7]-[.E1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actjs_react-php-v8js.resul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0:00: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8]-[.E1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activeX_RxPHP.result</text:p>
          </table:table-cell>
          <table:table-cell office:value-type="float" office:value="30549" calcext:value-type="float">
            <text:p>30549</text:p>
          </table:table-cell>
          <table:table-cell office:value-type="string" calcext:value-type="string">
            <text:p>00:01: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9]-[.E1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tchetphp_Ratchet.result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00:00: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20]-[.E1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shidlaasri_LaravelInstaller.result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00:00: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21]-[.E1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ppasoft_laravel-boilerplate.result</text:p>
          </table:table-cell>
          <table:table-cell office:value-type="float" office:value="9284" calcext:value-type="float">
            <text:p>9284</text:p>
          </table:table-cell>
          <table:table-cell office:value-type="string" calcext:value-type="string">
            <text:p>00:00: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22]-[.E1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p2hpoutre_laravel-log-viewer.resul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0:00: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23]-[.E1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msey_uuid.result</text:p>
          </table:table-cell>
          <table:table-cell office:value-type="float" office:value="12149" calcext:value-type="float">
            <text:p>12149</text:p>
          </table:table-cell>
          <table:table-cell office:value-type="string" calcext:value-type="string">
            <text:p>00:00: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24]-[.E1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louphie_getallheaders.resul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0:00: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25]-[.E1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inLoop_rainloop-webmail.result</text:p>
          </table:table-cell>
          <table:table-cell office:value-type="float" office:value="87678" calcext:value-type="float">
            <text:p>87678</text:p>
          </table:table-cell>
          <table:table-cell office:value-type="string" calcext:value-type="string">
            <text:p>00:50: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26]-[.E1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snh_meedu.result</text:p>
          </table:table-cell>
          <table:table-cell office:value-type="float" office:value="82761" calcext:value-type="float">
            <text:p>82761</text:p>
          </table:table-cell>
          <table:table-cell office:value-type="string" calcext:value-type="string">
            <text:p>00:00: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27]-[.E1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oraiche_laravel-mail-editor.result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00:00: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28]-[.E1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dis_predis.result</text:p>
          </table:table-cell>
          <table:table-cell office:value-type="float" office:value="33092" calcext:value-type="float">
            <text:p>33092</text:p>
          </table:table-cell>
          <table:table-cell office:value-type="string" calcext:value-type="string">
            <text:p>00:01: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29]-[.E1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pspec_prophecy.result</text:p>
          </table:table-cell>
          <table:table-cell office:value-type="float" office:value="8670" calcext:value-type="float">
            <text:p>8670</text:p>
          </table:table-cell>
          <table:table-cell office:value-type="string" calcext:value-type="string">
            <text:p>00:07:1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0]-[.E1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pDocumentor_TypeResolver.result</text:p>
          </table:table-cell>
          <table:table-cell office:value-type="float" office:value="24231" calcext:value-type="float">
            <text:p>24231</text:p>
          </table:table-cell>
          <table:table-cell office:value-type="string" calcext:value-type="string">
            <text:p>00:01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1]-[.E1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pDocumentor_ReflectionDocBlock.result</text:p>
          </table:table-cell>
          <table:table-cell office:value-type="float" office:value="5873" calcext:value-type="float">
            <text:p>5873</text:p>
          </table:table-cell>
          <table:table-cell office:value-type="string" calcext:value-type="string">
            <text:p>00:00: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2]-[.E1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pDocumentor_ReflectionCommon.resul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0:00: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3]-[.E1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p-fig_simple-cache.resul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:00: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4]-[.E1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p-fig_log.resul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0:00: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5]-[.E1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p-fig_container.resul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0:00: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6]-[.E1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ar-io_manifest.result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00:00: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7]-[.E1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alcon_cphalcon.result</text:p>
          </table:table-cell>
          <table:table-cell office:value-type="float" office:value="138574" calcext:value-type="float">
            <text:p>138574</text:p>
          </table:table-cell>
          <table:table-cell office:value-type="string" calcext:value-type="string">
            <text:p>00:02: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8]-[.E1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acility_phabricator.result</text:p>
          </table:table-cell>
          <table:table-cell office:value-type="float" office:value="512147" calcext:value-type="float">
            <text:p>512147</text:p>
          </table:table-cell>
          <table:table-cell office:value-type="string" calcext:value-type="string">
            <text:p>00:13: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9]-[.E13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agonie_random_compat.result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00:00: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0]-[.E1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wncloud_core.result</text:p>
          </table:table-cell>
          <table:table-cell office:value-type="float" office:value="874265" calcext:value-type="float">
            <text:p>874265</text:p>
          </table:table-cell>
          <table:table-cell office:value-type="string" calcext:value-type="string">
            <text:p>00:11: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1]-[.E1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vertrue_wechat.result</text:p>
          </table:table-cell>
          <table:table-cell office:value-type="float" office:value="25112" calcext:value-type="float">
            <text:p>25112</text:p>
          </table:table-cell>
          <table:table-cell office:value-type="string" calcext:value-type="string">
            <text:p>00:00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2]-[.E1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ctobercms_october.result</text:p>
          </table:table-cell>
          <table:table-cell office:value-type="float" office:value="89081" calcext:value-type="float">
            <text:p>89081</text:p>
          </table:table-cell>
          <table:table-cell office:value-type="string" calcext:value-type="string">
            <text:p>00:02: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3]-[.E14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ikic_PHP-Parser.result</text:p>
          </table:table-cell>
          <table:table-cell office:value-type="float" office:value="19600" calcext:value-type="float">
            <text:p>19600</text:p>
          </table:table-cell>
          <table:table-cell office:value-type="string" calcext:value-type="string">
            <text:p>00:00: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4]-[.E1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xtcloud_server.result</text:p>
          </table:table-cell>
          <table:table-cell office:value-type="float" office:value="335043" calcext:value-type="float">
            <text:p>335043</text:p>
          </table:table-cell>
          <table:table-cell office:value-type="string" calcext:value-type="string">
            <text:p>00:06: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5]-[.E14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nicahq_monica.result</text:p>
          </table:table-cell>
          <table:table-cell office:value-type="float" office:value="95872" calcext:value-type="float">
            <text:p>95872</text:p>
          </table:table-cell>
          <table:table-cell office:value-type="string" calcext:value-type="string">
            <text:p>00:01: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6]-[.E1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ckery_mockery.result</text:p>
          </table:table-cell>
          <table:table-cell office:value-type="float" office:value="10435" calcext:value-type="float">
            <text:p>10435</text:p>
          </table:table-cell>
          <table:table-cell office:value-type="string" calcext:value-type="string">
            <text:p>00:00: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7]-[.E14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cobucci_jwt.result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00:00: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8]-[.E1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ravel_tinker.resul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0:00: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9]-[.E14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ravel_telescope.result</text:p>
          </table:table-cell>
          <table:table-cell office:value-type="float" office:value="4740" calcext:value-type="float">
            <text:p>4740</text:p>
          </table:table-cell>
          <table:table-cell office:value-type="string" calcext:value-type="string">
            <text:p>00:00: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50]-[.E1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ravel_socialite.result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00:00: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51]-[.E15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ravel_laravel.result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00:00: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52]-[.E1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ravel_framework.result</text:p>
          </table:table-cell>
          <table:table-cell office:value-type="float" office:value="131825" calcext:value-type="float">
            <text:p>131825</text:p>
          </table:table-cell>
          <table:table-cell office:value-type="string" calcext:value-type="string">
            <text:p>00:00: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53]-[.E15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iswallsmith_assetic.result</text:p>
          </table:table-cell>
          <table:table-cell office:value-type="float" office:value="10885" calcext:value-type="float">
            <text:p>10885</text:p>
          </table:table-cell>
          <table:table-cell office:value-type="string" calcext:value-type="string">
            <text:p>00:01: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54]-[.E1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el_koel.result</text:p>
          </table:table-cell>
          <table:table-cell office:value-type="float" office:value="9568" calcext:value-type="float">
            <text:p>9568</text:p>
          </table:table-cell>
          <table:table-cell office:value-type="string" calcext:value-type="string">
            <text:p>00:00: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55]-[.E15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pLabs_snappy.result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00:00: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56]-[.E1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ustinrainbow_json-schema.result</text:p>
          </table:table-cell>
          <table:table-cell office:value-type="float" office:value="8975" calcext:value-type="float">
            <text:p>8975</text:p>
          </table:table-cell>
          <table:table-cell office:value-type="string" calcext:value-type="string">
            <text:p>00:00: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57]-[.E1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qhph_dcat-admin.result</text:p>
          </table:table-cell>
          <table:table-cell office:value-type="float" office:value="35642" calcext:value-type="float">
            <text:p>35642</text:p>
          </table:table-cell>
          <table:table-cell office:value-type="string" calcext:value-type="string">
            <text:p>00:00: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58]-[.E1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ypixels_emojione.result</text:p>
          </table:table-cell>
          <table:table-cell office:value-type="float" office:value="5132" calcext:value-type="float">
            <text:p>5132</text:p>
          </table:table-cell>
          <table:table-cell office:value-type="string" calcext:value-type="string">
            <text:p>00:00: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59]-[.E1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sephSilber_bouncer.result</text:p>
          </table:table-cell>
          <table:table-cell office:value-type="float" office:value="6178" calcext:value-type="float">
            <text:p>6178</text:p>
          </table:table-cell>
          <table:table-cell office:value-type="string" calcext:value-type="string">
            <text:p>00:00: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0]-[.E16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omla_joomla-cms.result</text:p>
          </table:table-cell>
          <table:table-cell office:value-type="float" office:value="411797" calcext:value-type="float">
            <text:p>411797</text:p>
          </table:table-cell>
          <table:table-cell office:value-type="string" calcext:value-type="string">
            <text:p>00:14: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1]-[.E16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kkedk_webgrind.result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00:08: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2]-[.E16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hnlui_Learn-Laravel-5.result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00:00: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3]-[.E16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roennoten_Laravel-AdminLTE.result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00:00: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4]-[.E16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remykenedy_laravel-auth.result</text:p>
          </table:table-cell>
          <table:table-cell office:value-type="float" office:value="5616" calcext:value-type="float">
            <text:p>5616</text:p>
          </table:table-cell>
          <table:table-cell office:value-type="string" calcext:value-type="string">
            <text:p>00:00: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5]-[.E16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nssegers_laravel-mongodb.result</text:p>
          </table:table-cell>
          <table:table-cell office:value-type="float" office:value="6859" calcext:value-type="float">
            <text:p>6859</text:p>
          </table:table-cell>
          <table:table-cell office:value-type="string" calcext:value-type="string">
            <text:p>00:00: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6]-[.E16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nssegers_agent.result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0:00: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7]-[.E16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cc_blog.result</text:p>
          </table:table-cell>
          <table:table-cell office:value-type="float" office:value="5789" calcext:value-type="float">
            <text:p>5789</text:p>
          </table:table-cell>
          <table:table-cell office:value-type="string" calcext:value-type="string">
            <text:p>00:00:3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8]-[.E16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kubOnderka_PHP-Console-Highlighter.result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0:00: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9]-[.E16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kubOnderka_PHP-Console-Color.resul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0:00: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0]-[.E17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e-jae_QueryList.result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00:00: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1]-[.E17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7mbo_twitter-api-php.resul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00:00: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2]-[.E17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mie_idiorm.result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00:00: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3]-[.E17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sgoingd_clockwork.result</text:p>
          </table:table-cell>
          <table:table-cell office:value-type="float" office:value="6202" calcext:value-type="float">
            <text:p>6202</text:p>
          </table:table-cell>
          <table:table-cell office:value-type="string" calcext:value-type="string">
            <text:p>00:00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4]-[.E17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sohuntto_openbay.result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00:00: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5]-[.E17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rcmaxell_password_compat.resul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0:00: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6]-[.E17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razasyed_telegram-bot-sdk.result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00:00: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7]-[.E17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voiceninja_invoiceninja.result</text:p>
          </table:table-cell>
          <table:table-cell office:value-type="float" office:value="176442" calcext:value-type="float">
            <text:p>176442</text:p>
          </table:table-cell>
          <table:table-cell office:value-type="string" calcext:value-type="string">
            <text:p>00:08: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8]-[.E17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ervention_image.result</text:p>
          </table:table-cell>
          <table:table-cell office:value-type="float" office:value="11608" calcext:value-type="float">
            <text:p>11608</text:p>
          </table:table-cell>
          <table:table-cell office:value-type="string" calcext:value-type="string">
            <text:p>00:01: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9]-[.E17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erconnectit_Search-Replace-DB.result</text:p>
          </table:table-cell>
          <table:table-cell office:value-type="float" office:value="5924" calcext:value-type="float">
            <text:p>5924</text:p>
          </table:table-cell>
          <table:table-cell office:value-type="string" calcext:value-type="string">
            <text:p>00:01: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0]-[.E18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yOmLabs_laravel-generator.result</text:p>
          </table:table-cell>
          <table:table-cell office:value-type="float" office:value="4796" calcext:value-type="float">
            <text:p>4796</text:p>
          </table:table-cell>
          <table:table-cell office:value-type="string" calcext:value-type="string">
            <text:p>00:00: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1]-[.E18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angazaliev_DiDOM.result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00:01: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2]-[.E18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luminate_database.result</text:p>
          </table:table-cell>
          <table:table-cell office:value-type="float" office:value="15766" calcext:value-type="float">
            <text:p>15766</text:p>
          </table:table-cell>
          <table:table-cell office:value-type="string" calcext:value-type="string">
            <text:p>00:02: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3]-[.E18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yperf_hyperf.result</text:p>
          </table:table-cell>
          <table:table-cell office:value-type="float" office:value="97720" calcext:value-type="float">
            <text:p>97720</text:p>
          </table:table-cell>
          <table:table-cell office:value-type="string" calcext:value-type="string">
            <text:p>00:02: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4]-[.E18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wi_HWIOAuthBundle.result</text:p>
          </table:table-cell>
          <table:table-cell office:value-type="float" office:value="12164" calcext:value-type="float">
            <text:p>12164</text:p>
          </table:table-cell>
          <table:table-cell office:value-type="string" calcext:value-type="string">
            <text:p>00:00: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5]-[.E18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mhub_humhub.result</text:p>
          </table:table-cell>
          <table:table-cell office:value-type="float" office:value="145455" calcext:value-type="float">
            <text:p>145455</text:p>
          </table:table-cell>
          <table:table-cell office:value-type="string" calcext:value-type="string">
            <text:p>00:04: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6]-[.E18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i-ho_WebStack-Laravel.result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00:00: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7]-[.E18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gues-m_phpunit-vw.resul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0:00: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8]-[.E18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ml5blank_html5blank.result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00:00: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9]-[.E18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irak_prestissimo.result</text:p>
          </table:table-cell>
          <table:table-cell office:value-type="float" office:value="42276" calcext:value-type="float">
            <text:p>42276</text:p>
          </table:table-cell>
          <table:table-cell office:value-type="string" calcext:value-type="string">
            <text:p>00:00: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90]-[.E19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hxsv5_laravel-s.result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00:01: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91]-[.E19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loqingfeng_Awsome-Front-End-learning-resource.result</text:p>
          </table:table-cell>
          <table:table-cell office:value-type="float" office:value="11735" calcext:value-type="float">
            <text:p>11735</text:p>
          </table:table-cell>
          <table:table-cell office:value-type="string" calcext:value-type="string">
            <text:p>00:01: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92]-[.E19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nson_vbot.result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00:00: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93]-[.E19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nc00l_wooyun_public.result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00:00: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94]-[.E19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mcrest_hamcrest-php.result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00:00: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95]-[.E19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uzzle_psr7.result</text:p>
          </table:table-cell>
          <table:table-cell office:value-type="float" office:value="7718" calcext:value-type="float">
            <text:p>7718</text:p>
          </table:table-cell>
          <table:table-cell office:value-type="string" calcext:value-type="string">
            <text:p>00:00: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96]-[.E19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uzzle_promises.result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00:00: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97]-[.E19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uzzle_guzzle.result</text:p>
          </table:table-cell>
          <table:table-cell office:value-type="float" office:value="8623" calcext:value-type="float">
            <text:p>8623</text:p>
          </table:table-cell>
          <table:table-cell office:value-type="string" calcext:value-type="string">
            <text:p>00:01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98]-[.E19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uyueyingmu_avbook.result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00:22: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99]-[.E19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ogleapis_google-api-php-client.result</text:p>
          </table:table-cell>
          <table:table-cell office:value-type="float" office:value="6851" calcext:value-type="float">
            <text:p>6851</text:p>
          </table:table-cell>
          <table:table-cell office:value-type="string" calcext:value-type="string">
            <text:p>00:01: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0]-[.E20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ogle_recaptcha.result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00:00: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1]-[.E20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aop_framework.result</text:p>
          </table:table-cell>
          <table:table-cell office:value-type="float" office:value="9835" calcext:value-type="float">
            <text:p>9835</text:p>
          </table:table-cell>
          <table:table-cell office:value-type="string" calcext:value-type="string">
            <text:p>00:00: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2]-[.E20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iggsey_libphonenumber-for-php.result</text:p>
          </table:table-cell>
          <table:table-cell office:value-type="float" office:value="556508" calcext:value-type="float">
            <text:p>556508</text:p>
          </table:table-cell>
          <table:table-cell office:value-type="string" calcext:value-type="string">
            <text:p>00:03: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3]-[.E20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harlan_alfred-github-workflow.result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00:00: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4]-[.E20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tsentry_sentry-php.result</text:p>
          </table:table-cell>
          <table:table-cell office:value-type="float" office:value="10702" calcext:value-type="float">
            <text:p>10702</text:p>
          </table:table-cell>
          <table:table-cell office:value-type="string" calcext:value-type="string">
            <text:p>00:00: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5]-[.E20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tgrav_grav.result</text:p>
          </table:table-cell>
          <table:table-cell office:value-type="float" office:value="94764" calcext:value-type="float">
            <text:p>94764</text:p>
          </table:table-cell>
          <table:table-cell office:value-type="string" calcext:value-type="string">
            <text:p>00:01: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6]-[.E20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ocoder-php_Geocoder.result</text:p>
          </table:table-cell>
          <table:table-cell office:value-type="float" office:value="16463" calcext:value-type="float">
            <text:p>16463</text:p>
          </table:table-cell>
          <table:table-cell office:value-type="string" calcext:value-type="string">
            <text:p>00:05: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7]-[.E20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neaLabs_laravel-model-caching.result</text:p>
          </table:table-cell>
          <table:table-cell office:value-type="float" office:value="7378" calcext:value-type="float">
            <text:p>7378</text:p>
          </table:table-cell>
          <table:table-cell office:value-type="string" calcext:value-type="string">
            <text:p>00:00: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8]-[.E20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dbinit_MachOView.result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00:00: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9]-[.E20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anlvtech_down_52pojie_cn.resul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00:00: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10]-[.E2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abrielrcouto_php-terminal-gameboy-emulator.result</text:p>
          </table:table-cell>
          <table:table-cell office:value-type="float" office:value="5515" calcext:value-type="float">
            <text:p>5515</text:p>
          </table:table-cell>
          <table:table-cell office:value-type="string" calcext:value-type="string">
            <text:p>00:00: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11]-[.E2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abrielrcouto_php-gui.result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00:00: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12]-[.E2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abordemooij_redbean.result</text:p>
          </table:table-cell>
          <table:table-cell office:value-type="float" office:value="25573" calcext:value-type="float">
            <text:p>25573</text:p>
          </table:table-cell>
          <table:table-cell office:value-type="string" calcext:value-type="string">
            <text:p>00:02: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13]-[.E2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zaninotto_Faker.result</text:p>
          </table:table-cell>
          <table:table-cell office:value-type="float" office:value="106600" calcext:value-type="float">
            <text:p>106600</text:p>
          </table:table-cell>
          <table:table-cell office:value-type="string" calcext:value-type="string">
            <text:p>00:02: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14]-[.E2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uel_fuel.result</text:p>
          </table:table-cell>
          <table:table-cell office:value-type="float" office:value="54088" calcext:value-type="float">
            <text:p>54088</text:p>
          </table:table-cell>
          <table:table-cell office:value-type="string" calcext:value-type="string">
            <text:p>00:00: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15]-[.E2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ozenNode_Laravel-Administrator.result</text:p>
          </table:table-cell>
          <table:table-cell office:value-type="float" office:value="10029" calcext:value-type="float">
            <text:p>10029</text:p>
          </table:table-cell>
          <table:table-cell office:value-type="string" calcext:value-type="string">
            <text:p>00:01: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16]-[.E2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oxlor_Froxlor.result</text:p>
          </table:table-cell>
          <table:table-cell office:value-type="float" office:value="57029" calcext:value-type="float">
            <text:p>57029</text:p>
          </table:table-cell>
          <table:table-cell office:value-type="string" calcext:value-type="string">
            <text:p>00:02: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17]-[.E2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iendsOfSymfony_FOSRestBundle.result</text:p>
          </table:table-cell>
          <table:table-cell office:value-type="float" office:value="8948" calcext:value-type="float">
            <text:p>8948</text:p>
          </table:table-cell>
          <table:table-cell office:value-type="string" calcext:value-type="string">
            <text:p>00:00: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18]-[.E2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iendsOfSymfony_FOSJsRoutingBundle.result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00:00: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19]-[.E2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iendsOfPHP_security-advisories.resul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0:01: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0]-[.E2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iendsOfPHP_Sami.result</text:p>
          </table:table-cell>
          <table:table-cell office:value-type="float" office:value="5219" calcext:value-type="float">
            <text:p>5219</text:p>
          </table:table-cell>
          <table:table-cell office:value-type="string" calcext:value-type="string">
            <text:p>00:00: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1]-[.E2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iendsOfPHP_pickle.result</text:p>
          </table:table-cell>
          <table:table-cell office:value-type="float" office:value="68865" calcext:value-type="float">
            <text:p>68865</text:p>
          </table:table-cell>
          <table:table-cell office:value-type="string" calcext:value-type="string">
            <text:p>00:01: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2]-[.E2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iendsOfPHP_PHP-CS-Fixer.result</text:p>
          </table:table-cell>
          <table:table-cell office:value-type="float" office:value="116567" calcext:value-type="float">
            <text:p>116567</text:p>
          </table:table-cell>
          <table:table-cell office:value-type="string" calcext:value-type="string">
            <text:p>00:05: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3]-[.E2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iendsOfPHP_Goutte.resul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0:00: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4]-[.E2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ormers_former.result</text:p>
          </table:table-cell>
          <table:table-cell office:value-type="float" office:value="9827" calcext:value-type="float">
            <text:p>9827</text:p>
          </table:table-cell>
          <table:table-cell office:value-type="string" calcext:value-type="string">
            <text:p>00:00: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5]-[.E2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olkloreinc_laravel-graphql.resul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00:00: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6]-[.E2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rianv_swap.resul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0:00: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7]-[.E2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arum_flarum.resu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0:00: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8]-[.E2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arum_core.result</text:p>
          </table:table-cell>
          <table:table-cell office:value-type="float" office:value="20126" calcext:value-type="float">
            <text:p>20126</text:p>
          </table:table-cell>
          <table:table-cell office:value-type="string" calcext:value-type="string">
            <text:p>00:00: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9]-[.E2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efly-iii_firefly-iii.result</text:p>
          </table:table-cell>
          <table:table-cell office:value-type="float" office:value="150077" calcext:value-type="float">
            <text:p>150077</text:p>
          </table:table-cell>
          <table:table-cell office:value-type="string" calcext:value-type="string">
            <text:p>00:13: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0]-[.E2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lp_whoops.result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00:00: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1]-[.E2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deloper_TrustedProxy.resul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0:00: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2]-[.E2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x-team_fis.result</text:p>
          </table:table-cell>
          <table:table-cell office:value-type="float" office:value="14854" calcext:value-type="float">
            <text:p>14854</text:p>
          </table:table-cell>
          <table:table-cell office:value-type="string" calcext:value-type="string">
            <text:p>00:14: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3]-[.E2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lixfbecker_php-language-server.result</text:p>
          </table:table-cell>
          <table:table-cell office:value-type="float" office:value="8303" calcext:value-type="float">
            <text:p>8303</text:p>
          </table:table-cell>
          <table:table-cell office:value-type="string" calcext:value-type="string">
            <text:p>00:00: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4]-[.E2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cshop_yii2_fecshop.result</text:p>
          </table:table-cell>
          <table:table-cell office:value-type="float" office:value="157385" calcext:value-type="float">
            <text:p>157385</text:p>
          </table:table-cell>
          <table:table-cell office:value-type="string" calcext:value-type="string">
            <text:p>00:09:3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5]-[.E2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ebookarchive_php-graph-sdk.result</text:p>
          </table:table-cell>
          <table:table-cell office:value-type="float" office:value="9487" calcext:value-type="float">
            <text:p>9487</text:p>
          </table:table-cell>
          <table:table-cell office:value-type="string" calcext:value-type="string">
            <text:p>00:00: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6]-[.E2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ebookarchive_facebook-php-sdk.result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00:00: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7]-[.E2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ade_ignition.result</text:p>
          </table:table-cell>
          <table:table-cell office:value-type="float" office:value="4978" calcext:value-type="float">
            <text:p>4978</text:p>
          </table:table-cell>
          <table:table-cell office:value-type="string" calcext:value-type="string">
            <text:p>00:00: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8]-[.E2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sy_morgue.result</text:p>
          </table:table-cell>
          <table:table-cell office:value-type="float" office:value="4291" calcext:value-type="float">
            <text:p>4291</text:p>
          </table:table-cell>
          <table:table-cell office:value-type="string" calcext:value-type="string">
            <text:p>00:01: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9]-[.E23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sy_411.result</text:p>
          </table:table-cell>
          <table:table-cell office:value-type="float" office:value="9037" calcext:value-type="float">
            <text:p>9037</text:p>
          </table:table-cell>
          <table:table-cell office:value-type="string" calcext:value-type="string">
            <text:p>00:01: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0]-[.E2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repat_baum.result</text:p>
          </table:table-cell>
          <table:table-cell office:value-type="float" office:value="4343" calcext:value-type="float">
            <text:p>4343</text:p>
          </table:table-cell>
          <table:table-cell office:value-type="string" calcext:value-type="string">
            <text:p>00:00: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1]-[.E2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rusev_parsedown.result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00:00: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2]-[.E2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droid_qr-code.result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00:00: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3]-[.E24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liotcondon_acf.result</text:p>
          </table:table-cell>
          <table:table-cell office:value-type="float" office:value="9305" calcext:value-type="float">
            <text:p>9305</text:p>
          </table:table-cell>
          <table:table-cell office:value-type="string" calcext:value-type="string">
            <text:p>09:41: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4]-[.E2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gg_Elgg.result</text:p>
          </table:table-cell>
          <table:table-cell office:value-type="float" office:value="154620" calcext:value-type="float">
            <text:p>154620</text:p>
          </table:table-cell>
          <table:table-cell office:value-type="string" calcext:value-type="string">
            <text:p>01:43: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5]-[.E24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terious_Lychee.result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00:06: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6]-[.E24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astic_elasticsearch-php.result</text:p>
          </table:table-cell>
          <table:table-cell office:value-type="float" office:value="37100" calcext:value-type="float">
            <text:p>37100</text:p>
          </table:table-cell>
          <table:table-cell office:value-type="string" calcext:value-type="string">
            <text:p>00:02: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7]-[.E24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gulias_EmailValidator.result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00:00: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8]-[.E2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asyEngine_easyengine.result</text:p>
          </table:table-cell>
          <table:table-cell office:value-type="float" office:value="9074" calcext:value-type="float">
            <text:p>9074</text:p>
          </table:table-cell>
          <table:table-cell office:value-type="string" calcext:value-type="string">
            <text:p>00:08: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9]-[.E24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asyCorp_EasyAdminBundle.result</text:p>
          </table:table-cell>
          <table:table-cell office:value-type="float" office:value="26631" calcext:value-type="float">
            <text:p>26631</text:p>
          </table:table-cell>
          <table:table-cell office:value-type="string" calcext:value-type="string">
            <text:p>00:01: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0]-[.E25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asyCorp_easy-log-handler.result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00:01: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1]-[.E25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asychen_howto-make-more-money.resul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0:00: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2]-[.E2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asy-swoole_easyswoole.result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0:00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3]-[.E25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mnikl_DesignPatternsPHP.result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00:00: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4]-[.E2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trine_orm.result</text:p>
          </table:table-cell>
          <table:table-cell office:value-type="float" office:value="96731" calcext:value-type="float">
            <text:p>96731</text:p>
          </table:table-cell>
          <table:table-cell office:value-type="string" calcext:value-type="string">
            <text:p>00:00: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5]-[.E25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trine_lexer.resul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0:00: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6]-[.E2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trine_instantiator.result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00:00: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7]-[.E2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trine_inflector.result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00:00: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8]-[.E2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cker_labs.result</text:p>
          </table:table-cell>
          <table:table-cell office:value-type="float" office:value="167147" calcext:value-type="float">
            <text:p>167147</text:p>
          </table:table-cell>
          <table:table-cell office:value-type="string" calcext:value-type="string">
            <text:p>00:00: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9]-[.E2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ngo_api.result</text:p>
          </table:table-cell>
          <table:table-cell office:value-type="float" office:value="7538" calcext:value-type="float">
            <text:p>7538</text:p>
          </table:table-cell>
          <table:table-cell office:value-type="string" calcext:value-type="string">
            <text:p>00:00: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0]-[.E26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poser_composer.result</text:p>
          </table:table-cell>
          <table:table-cell office:value-type="float" office:value="59245" calcext:value-type="float">
            <text:p>59245</text:p>
          </table:table-cell>
          <table:table-cell office:value-type="string" calcext:value-type="string">
            <text:p>00:04: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1]-[.E26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chetHQ_Cachet.result</text:p>
          </table:table-cell>
          <table:table-cell office:value-type="float" office:value="51884" calcext:value-type="float">
            <text:p>51884</text:p>
          </table:table-cell>
          <table:table-cell office:value-type="string" calcext:value-type="string">
            <text:p>00:01: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2]-[.E26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ytefury_crater.result</text:p>
          </table:table-cell>
          <table:table-cell office:value-type="float" office:value="16289" calcext:value-type="float">
            <text:p>16289</text:p>
          </table:table-cell>
          <table:table-cell office:value-type="string" calcext:value-type="string">
            <text:p>00:00: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3]-[.E26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shaffer_oauth2-server-php.result</text:p>
          </table:table-cell>
          <table:table-cell office:value-type="float" office:value="10537" calcext:value-type="float">
            <text:p>10537</text:p>
          </table:table-cell>
          <table:table-cell office:value-type="string" calcext:value-type="string">
            <text:p>00:00: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4]-[.E26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iannesbitt_Carbon.result</text:p>
          </table:table-cell>
          <table:table-cell office:value-type="float" office:value="153920" calcext:value-type="float">
            <text:p>153920</text:p>
          </table:table-cell>
          <table:table-cell office:value-type="string" calcext:value-type="string">
            <text:p>00:02: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5]-[.E26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efphp_bref.result</text:p>
          </table:table-cell>
          <table:table-cell office:value-type="float" office:value="5655" calcext:value-type="float">
            <text:p>5655</text:p>
          </table:table-cell>
          <table:table-cell office:value-type="string" calcext:value-type="string">
            <text:p>00:00: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6]-[.E26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x_spout.result</text:p>
          </table:table-cell>
          <table:table-cell office:value-type="float" office:value="12668" calcext:value-type="float">
            <text:p>12668</text:p>
          </table:table-cell>
          <table:table-cell office:value-type="string" calcext:value-type="string">
            <text:p>00:00: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7]-[.E26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tman_botman.result</text:p>
          </table:table-cell>
          <table:table-cell office:value-type="float" office:value="8347" calcext:value-type="float">
            <text:p>8347</text:p>
          </table:table-cell>
          <table:table-cell office:value-type="string" calcext:value-type="string">
            <text:p>00:00: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8]-[.E26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risrepl_boris.result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00:00: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9]-[.E26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tstrapCMS_CMS.result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00:00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0]-[.E27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kStackApp_BookStack.result</text:p>
          </table:table-cell>
          <table:table-cell office:value-type="float" office:value="43294" calcext:value-type="float">
            <text:p>43294</text:p>
          </table:table-cell>
          <table:table-cell office:value-type="string" calcext:value-type="string">
            <text:p>00:01: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1]-[.E27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ksbyus_zguide.result</text:p>
          </table:table-cell>
          <table:table-cell office:value-type="float" office:value="7056" calcext:value-type="float">
            <text:p>7056</text:p>
          </table:table-cell>
          <table:table-cell office:value-type="string" calcext:value-type="string">
            <text:p>00:05: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2]-[.E27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lt_bolt.result</text:p>
          </table:table-cell>
          <table:table-cell office:value-type="float" office:value="67413" calcext:value-type="float">
            <text:p>67413</text:p>
          </table:table-cell>
          <table:table-cell office:value-type="string" calcext:value-type="string">
            <text:p>00:03: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3]-[.E27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bthecow_psysh.result</text:p>
          </table:table-cell>
          <table:table-cell office:value-type="float" office:value="16716" calcext:value-type="float">
            <text:p>16716</text:p>
          </table:table-cell>
          <table:table-cell office:value-type="string" calcext:value-type="string">
            <text:p>00:01: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4]-[.E27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bthecow_mustache.php.result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00:00: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5]-[.E27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ueimp_jQuery-File-Upload.result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00:01: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6]-[.E27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yondcode_laravel-websockets.result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00:00: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7]-[.E27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yondcode_expose.result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00:00: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8]-[.E27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nedmunds_CodeIgniter-Ion-Auth.result</text:p>
          </table:table-cell>
          <table:table-cell office:value-type="float" office:value="8219" calcext:value-type="float">
            <text:p>8219</text:p>
          </table:table-cell>
          <table:table-cell office:value-type="string" calcext:value-type="string">
            <text:p>00:01:3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9]-[.E27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hat_Behat.result</text:p>
          </table:table-cell>
          <table:table-cell office:value-type="float" office:value="18712" calcext:value-type="float">
            <text:p>18712</text:p>
          </table:table-cell>
          <table:table-cell office:value-type="string" calcext:value-type="string">
            <text:p>00:01: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0]-[.E28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berlei_assert.result</text:p>
          </table:table-cell>
          <table:table-cell office:value-type="float" office:value="3749" calcext:value-type="float">
            <text:p>3749</text:p>
          </table:table-cell>
          <table:table-cell office:value-type="string" calcext:value-type="string">
            <text:p>00:00: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1]-[.E28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cosca_fatfree.result</text:p>
          </table:table-cell>
          <table:table-cell office:value-type="float" office:value="8393" calcext:value-type="float">
            <text:p>8393</text:p>
          </table:table-cell>
          <table:table-cell office:value-type="string" calcext:value-type="string">
            <text:p>00:11: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2]-[.E28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cit-ci_CodeIgniter.result</text:p>
          </table:table-cell>
          <table:table-cell office:value-type="float" office:value="35739" calcext:value-type="float">
            <text:p>35739</text:p>
          </table:table-cell>
          <table:table-cell office:value-type="string" calcext:value-type="string">
            <text:p>00:23: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3]-[.E28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rryvdh_laravel-snappy.resul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00:00: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4]-[.E28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rryvdh_laravel-ide-helper.result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00:00: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5]-[.E28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rryvdh_laravel-dompdf.resul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0:00: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6]-[.E28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rryvdh_laravel-debugbar.result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00:00: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7]-[.E28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ijunyao_thinkphp-bjyadmin.result</text:p>
          </table:table-cell>
          <table:table-cell office:value-type="float" office:value="178780" calcext:value-type="float">
            <text:p>178780</text:p>
          </table:table-cell>
          <table:table-cell office:value-type="string" calcext:value-type="string">
            <text:p>00:00: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8]-[.E28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gisto_bagisto.result</text:p>
          </table:table-cell>
          <table:table-cell office:value-type="float" office:value="70099" calcext:value-type="float">
            <text:p>70099</text:p>
          </table:table-cell>
          <table:table-cell office:value-type="string" calcext:value-type="string">
            <text:p>00:14: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9]-[.E28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ws_aws-sdk-php.result</text:p>
          </table:table-cell>
          <table:table-cell office:value-type="float" office:value="66944" calcext:value-type="float">
            <text:p>66944</text:p>
          </table:table-cell>
          <table:table-cell office:value-type="string" calcext:value-type="string">
            <text:p>00:09: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0]-[.E29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alanche123_Imagine.result</text:p>
          </table:table-cell>
          <table:table-cell office:value-type="float" office:value="12067" calcext:value-type="float">
            <text:p>12067</text:p>
          </table:table-cell>
          <table:table-cell office:value-type="string" calcext:value-type="string">
            <text:p>00:02: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1]-[.E29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stintoddj_canvas.result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00:00: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2]-[.E29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ttendize_Attendize.result</text:p>
          </table:table-cell>
          <table:table-cell office:value-type="float" office:value="20782" calcext:value-type="float">
            <text:p>20782</text:p>
          </table:table-cell>
          <table:table-cell office:value-type="string" calcext:value-type="string">
            <text:p>00:00: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3]-[.E29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tlantic18_DoctrineExtensions.result</text:p>
          </table:table-cell>
          <table:table-cell office:value-type="float" office:value="40228" calcext:value-type="float">
            <text:p>40228</text:p>
          </table:table-cell>
          <table:table-cell office:value-type="string" calcext:value-type="string">
            <text:p>00:01: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4]-[.E29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stralapp_astral.result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00:00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5]-[.E29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ea17_twill.result</text:p>
          </table:table-cell>
          <table:table-cell office:value-type="float" office:value="16678" calcext:value-type="float">
            <text:p>16678</text:p>
          </table:table-cell>
          <table:table-cell office:value-type="string" calcext:value-type="string">
            <text:p>00:00: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6]-[.E29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CANEDEV_LogViewer.result</text:p>
          </table:table-cell>
          <table:table-cell office:value-type="float" office:value="3829" calcext:value-type="float">
            <text:p>3829</text:p>
          </table:table-cell>
          <table:table-cell office:value-type="string" calcext:value-type="string">
            <text:p>00:00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7]-[.E29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iGen_ApiGen.result</text:p>
          </table:table-cell>
          <table:table-cell office:value-type="float" office:value="9945" calcext:value-type="float">
            <text:p>9945</text:p>
          </table:table-cell>
          <table:table-cell office:value-type="string" calcext:value-type="string">
            <text:p>00:00: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8]-[.E29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iato_apiato.result</text:p>
          </table:table-cell>
          <table:table-cell office:value-type="float" office:value="14984" calcext:value-type="float">
            <text:p>14984</text:p>
          </table:table-cell>
          <table:table-cell office:value-type="string" calcext:value-type="string">
            <text:p>00:00:3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9]-[.E29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onez_Keka.result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00:00: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0]-[.E30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tonioribeiro_tracker.result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00:00: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1]-[.E30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chorcms_anchor-cms.result</text:p>
          </table:table-cell>
          <table:table-cell office:value-type="float" office:value="12708" calcext:value-type="float">
            <text:p>12708</text:p>
          </table:table-cell>
          <table:table-cell office:value-type="string" calcext:value-type="string">
            <text:p>00:05: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2]-[.E30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php_amp.result</text:p>
          </table:table-cell>
          <table:table-cell office:value-type="float" office:value="8662" calcext:value-type="float">
            <text:p>8662</text:p>
          </table:table-cell>
          <table:table-cell office:value-type="string" calcext:value-type="string">
            <text:p>00:00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3]-[.E30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kaunting_akaunting.result</text:p>
          </table:table-cell>
          <table:table-cell office:value-type="float" office:value="77207" calcext:value-type="float">
            <text:p>77207</text:p>
          </table:table-cell>
          <table:table-cell office:value-type="string" calcext:value-type="string">
            <text:p>00:01:0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4]-[.E30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imeos_aimeos-laravel.result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00:00: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5]-[.E30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damfisk_LittleProxy.result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00:00: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6]-[.E30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acha_adminlte-laravel.result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00:00: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7]-[.E30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braham_twitteroauth.result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00:00: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8]-[.E30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 table:formula="of:=SUM([.D2:.D308])" office:value-type="float" office:value="412" calcext:value-type="float">
            <text:p>412</text:p>
          </table:table-cell>
          <table:table-cell table:number-columns-repeated="28"/>
        </table:table-row>
      </table:table>
      <table:named-expressions/>
      <table:database-ranges>
        <table:database-range table:name="__Anonymous_Sheet_DB__0" table:target-range-address="results.A1:results.P308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2:14:18.335642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9-29T17:08:43.325252228</dc:date>
    <meta:editing-duration>PT4H45M41S</meta:editing-duration>
    <meta:editing-cycles>5</meta:editing-cycles>
    <meta:generator>LibreOffice/6.3.5.2$Linux_X86_64 LibreOffice_project/30$Build-2</meta:generator>
    <meta:document-statistic meta:table-count="1" meta:cell-count="3606" meta:object-count="0"/>
  </office:meta>
</office:document-meta>
</file>